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58ed" officeooo:paragraph-rsid="000558ed"/>
    </style:style>
    <style:style style:name="P2" style:family="paragraph" style:parent-style-name="Standard">
      <style:text-properties officeooo:rsid="000620ea" officeooo:paragraph-rsid="000620ea"/>
    </style:style>
    <style:style style:name="P3" style:family="paragraph" style:parent-style-name="Standard">
      <style:text-properties officeooo:rsid="000736a7" officeooo:paragraph-rsid="000736a7"/>
    </style:style>
    <style:style style:name="P4" style:family="paragraph" style:parent-style-name="Standard">
      <style:text-properties officeooo:rsid="00089ad8" officeooo:paragraph-rsid="00089ad8"/>
    </style:style>
    <style:style style:name="P5" style:family="paragraph" style:parent-style-name="Standard">
      <style:text-properties officeooo:rsid="000c2aeb" officeooo:paragraph-rsid="000c2aeb"/>
    </style:style>
    <style:style style:name="P6" style:family="paragraph" style:parent-style-name="Standard">
      <style:text-properties officeooo:rsid="000e14be" officeooo:paragraph-rsid="000e14be"/>
    </style:style>
    <style:style style:name="P7" style:family="paragraph" style:parent-style-name="Standard">
      <style:text-properties officeooo:rsid="000e5b86" officeooo:paragraph-rsid="000edc4c"/>
    </style:style>
    <style:style style:name="P8" style:family="paragraph" style:parent-style-name="Standard">
      <style:text-properties officeooo:rsid="000edc4c" officeooo:paragraph-rsid="000edc4c"/>
    </style:style>
    <style:style style:name="P9" style:family="paragraph" style:parent-style-name="Standard">
      <style:text-properties officeooo:rsid="000edc4c" officeooo:paragraph-rsid="000feec0"/>
    </style:style>
    <style:style style:name="P10" style:family="paragraph" style:parent-style-name="Standard">
      <style:text-properties officeooo:rsid="000feec0" officeooo:paragraph-rsid="000feec0"/>
    </style:style>
    <style:style style:name="P11" style:family="paragraph" style:parent-style-name="Standard">
      <style:text-properties officeooo:rsid="0011e399" officeooo:paragraph-rsid="0011e399"/>
    </style:style>
    <style:style style:name="P12" style:family="paragraph" style:parent-style-name="Standard">
      <style:text-properties fo:font-weight="bold" officeooo:rsid="0013612b" officeooo:paragraph-rsid="0013612b" style:font-weight-asian="bold" style:font-weight-complex="bold"/>
    </style:style>
    <style:style style:name="P13" style:family="paragraph" style:parent-style-name="Standard" style:list-style-name="L1">
      <style:text-properties officeooo:rsid="000736a7" officeooo:paragraph-rsid="000736a7"/>
    </style:style>
    <style:style style:name="P14" style:family="paragraph" style:parent-style-name="Standard">
      <style:text-properties officeooo:rsid="000558ed" officeooo:paragraph-rsid="000558ed"/>
    </style:style>
    <style:style style:name="P15" style:family="paragraph" style:parent-style-name="Standard">
      <style:text-properties officeooo:rsid="0018647a" officeooo:paragraph-rsid="0018647a"/>
    </style:style>
    <style:style style:name="T1" style:family="text">
      <style:text-properties officeooo:rsid="000736a7"/>
    </style:style>
    <style:style style:name="T2" style:family="text">
      <style:text-properties officeooo:rsid="00089ad8"/>
    </style:style>
    <style:style style:name="T3" style:family="text">
      <style:text-properties officeooo:rsid="00095b90"/>
    </style:style>
    <style:style style:name="T4" style:family="text">
      <style:text-properties officeooo:rsid="000e5b86"/>
    </style:style>
    <style:style style:name="T5" style:family="text">
      <style:text-properties officeooo:rsid="000edc4c"/>
    </style:style>
    <style:style style:name="T6" style:family="text">
      <style:text-properties officeooo:rsid="000feec0"/>
    </style:style>
    <style:style style:name="T7" style:family="text">
      <style:text-properties officeooo:rsid="001361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tkin 工作空间</text:p>
      <text:p text:style-name="P1">#创建src文件目录</text:p>
      <text:p text:style-name="P1">$mkdir -p ~/catkin_ws/src</text:p>
      <text:p text:style-name="P1">进入工作目录文件夹</text:p>
      <text:p text:style-name="P1">$cd ~/catkin_ws</text:p>
      <text:p text:style-name="P1">建立、初始化工作空间</text:p>
      <text:p text:style-name="P1">$catkin_make</text:p>
      <text:p text:style-name="P1"/>
      <text:p text:style-name="P1"/>
      <text:p text:style-name="P1">建立工作空间</text:p>
      <text:p text:style-name="P1">$cd ~/catkin_ws</text:p>
      <text:p text:style-name="P1">#编译</text:p>
      <text:p text:style-name="P1">$catkin_make</text:p>
      <text:p text:style-name="P1">#编译完需要source刷新环境</text:p>
      <text:p text:style-name="P1">$source ~/catkin_ws/devel/setup.bash<text:span text:style-name="T3">(只对当前终端有效)</text:span></text:p>
      <text:p text:style-name="P15">$echo “source ~/learnros/WORKSPACE/catkin_ws/devel/setup.bash” &gt;&gt;~/.bashrc</text:p>
      <text:p text:style-name="P1">一般将其放到<text:span text:style-name="T3">~/.bashrc文件，这样就不需要每次启动终端都sourse一遍了。</text:span></text:p>
      <text:p text:style-name="P1"/>
      <text:p text:style-name="P1">package基本组成</text:p>
      <text:p text:style-name="P2"><text:s text:c="2"/>CMakeLists.txt</text:p>
      <text:p text:style-name="P2"><text:s text:c="2"/>package.xml</text:p>
      <text:p text:style-name="P2"/>
      <text:p text:style-name="P2">CmakeLists.txt</text:p>
      <text:p text:style-name="P2">内容：规定catkin编译的规则</text:p>
      <text:p text:style-name="P2">例如：源文件、依赖项、目标文件</text:p>
      <text:p text:style-name="P2">package.xml</text:p>
      <text:p text:style-name="P2">内容：定义package 的属性</text:p>
      <text:p text:style-name="P2">例如：包名、版本号、作者、依赖等</text:p>
      <text:p text:style-name="P2">通常修改&lt;build_depend&gt;&lt;run_depend&gt;两个依赖</text:p>
      <text:p text:style-name="P2"/>
      <text:p text:style-name="P2">代码文件</text:p>
      <text:p text:style-name="P2"><text:tab/>脚本</text:p>
      <text:p text:style-name="P3"><text:tab/>C++</text:p>
      <text:p text:style-name="P1">一般会在package下创建一个scripts目录存放脚本文件<text:span text:style-name="T1">(*.py、*.sh),</text:span></text:p>
      <text:p text:style-name="P3">创建一个include目录和src目录分别存放C++的头文件和源文件</text:p>
      <text:p text:style-name="P3"><text:s/></text:p>
      <text:p text:style-name="P3">还可以创建自定义的通信格式：</text:p>
      <text:list xml:id="list7816858390447670443" text:style-name="L1">
        <text:list-item>
          <text:p text:style-name="P13">消息（msg目录[*.msg]）</text:p>
        </text:list-item>
        <text:list-item>
          <text:p text:style-name="P13">服务（srv目录[*.<text:span text:style-name="T2">srv</text:span>]）</text:p>
        </text:list-item>
        <text:list-item>
          <text:p text:style-name="P13">动作（action目录[*.<text:span text:style-name="T2">action</text:span>]）</text:p>
        </text:list-item>
      </text:list>
      <text:p text:style-name="P3">还可以放launch以及配置文件(可以一次性启动多个可执行文件)</text:p>
      <text:p text:style-name="P4"><text:tab/>launch目录[<text:span text:style-name="T1">*.lanuch </text:span>]</text:p>
      <text:p text:style-name="P4"><text:tab/>config目录[*.yaml]</text:p>
      <text:p text:style-name="P4"/>
      <text:p text:style-name="P4">常用指令</text:p>
      <text:p text:style-name="P4">1.rospack</text:p>
      <text:p text:style-name="P4"><text:tab/>查找某个pkg的地址</text:p>
      <text:p text:style-name="P4"><text:tab/>$rospack find package_name</text:p>
      <text:p text:style-name="P4"><text:tab/>列出本地所有pkg</text:p>
      <text:p text:style-name="P4"><text:soft-page-break/><text:tab/>$rospack list</text:p>
      <text:p text:style-name="P4">2.roscd</text:p>
      <text:p text:style-name="P4"><text:tab/>跳转到某个pkg路径下</text:p>
      <text:p text:style-name="P4"><text:tab/>$roscd package_name</text:p>
      <text:p text:style-name="P4">3.rosls</text:p>
      <text:p text:style-name="P4"><text:tab/>列举某个pkg下的文件信息</text:p>
      <text:p text:style-name="P4"><text:tab/>$rosls package_name</text:p>
      <text:p text:style-name="P4">4.rosed</text:p>
      <text:p text:style-name="P4"><text:tab/>编辑pkg中的文件</text:p>
      <text:p text:style-name="P4"><text:tab/>$roscd package_name file_name</text:p>
      <text:p text:style-name="P4">5.catkin_create_pkg</text:p>
      <text:p text:style-name="P4"><text:tab/>创建一个pkg</text:p>
      <text:p text:style-name="P4"><text:tab/>$catkin+create_pkg &lt;pkg_name&gt; [deps]</text:p>
      <text:p text:style-name="P4">6.rosdep<text:span text:style-name="T3">（可以用于给在github上clone的项目添加依赖 <text:s/>）</text:span></text:p>
      <text:p text:style-name="P4"><text:tab/>安装某个pkg所需的依赖</text:p>
      <text:p text:style-name="P4"><text:tab/>$rosdep install [pkg_name]</text:p>
      <text:p text:style-name="P4"/>
      <text:p text:style-name="P5">vi xxx文件</text:p>
      <text:p text:style-name="P5"/>
      <text:p text:style-name="P5"/>
      <text:p text:style-name="P6">第三课</text:p>
      <text:p text:style-name="P6">Metapackage</text:p>
      <text:p text:style-name="P6">自身没有什么内容，用于把不同功能的包组合起来。</text:p>
      <text:p text:style-name="P6">stack 软件包集</text:p>
      <text:p text:style-name="P6"/>
      <text:h text:style-name="Heading_20_2" text:outline-level="2">ROS通信架构<text:span text:style-name="T4">（计算图级）</text:span></text:h>
      <text:h text:style-name="Heading_20_3" text:outline-level="3"><text:s/>master</text:h>
      <text:p text:style-name="P7"><text:span text:style-name="T5">master作用：</text:span>每个node启动时都要向master注册，</text:p>
      <text:p text:style-name="P7">用于管理node之间的通信</text:p>
      <text:p text:style-name="P6"/>
      <text:p text:style-name="P8">启动程序的第一步就是先启动ros master </text:p>
      <text:p text:style-name="P8">启动master的方法，就是输入</text:p>
      <text:p text:style-name="P8"/>
      <text:p text:style-name="P8"/>
      <text:h text:style-name="Heading_20_3" text:outline-level="3">node </text:h>
      <text:p text:style-name="P10">ROS的进程</text:p>
      <text:p text:style-name="P10">pkg中的可执行文件运行的实例</text:p>
      <text:p text:style-name="P9">$roscore</text:p>
      <text:p text:style-name="P9">进行启动</text:p>
      <text:p text:style-name="P9">同时会启动了rosout（日志输出）和paramter server（参数服务器）</text:p>
      <text:p text:style-name="P9">rosn<text:span text:style-name="T6">ode 管理命令</text:span></text:p>
      <text:p text:style-name="P10"><text:tab/>$rosnode list</text:p>
      <text:p text:style-name="P10"><text:tab/> <text:s/>列出当前运行的node信息</text:p>
      <text:p text:style-name="P10"><text:tab/>$rosnode info [node_name]</text:p>
      <text:p text:style-name="P10"><text:tab/> <text:s/>显示某个node的详细信息</text:p>
      <text:p text:style-name="P10"><text:tab/>$rosnode kill[node_name]</text:p>
      <text:p text:style-name="P10"><text:soft-page-break/><text:tab/> <text:s/>结束某个node</text:p>
      <text:p text:style-name="P10"/>
      <text:p text:style-name="P10">[单node启动麻烦，尤其是在node节点很多的时候，所以有了批量启动node节点的方式]</text:p>
      <text:p text:style-name="P10">多node启动方式</text:p>
      <text:h text:style-name="Heading_20_3" text:outline-level="3">roslaunch</text:h>
      <text:p text:style-name="P11">roslaunch命令启动*.launch文件，该文件一般放在pkg的launch文件夹中</text:p>
      <text:p text:style-name="P10">启动master 和 多个node</text:p>
      <text:p text:style-name="P11">$roslaunch [pkg_name] [file_name.launch]</text:p>
      <text:p text:style-name="P11">好处在于：file_name.launch 包含启动规则<text:span text:style-name="T7">，会首先检查roscore是否存在，如果不存在就自动启动roscore,即启动master.</text:span></text:p>
      <text:p text:style-name="P12">*.launch文件内容</text:p>
      <text:p text:style-name="P12"/>
      <text:p text:style-name="P12">模块化、分布式</text:p>
      <text:p text:style-name="P12">通用做法：将启动文件夹命名为xx_bringup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20:02:16.635416724</meta:creation-date>
    <dc:date>2020-09-22T22:46:55.280249957</dc:date>
    <meta:editing-duration>PT4H22M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" meta:paragraph-count="93" meta:word-count="732" meta:character-count="1678" meta:non-whitespace-character-count="1602"/>
  </office:meta>
</office:document-meta>
</file>